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050248903696451332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727942702897120941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9542582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<text:span text:style-name="T1">5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/>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9:35:13.16</dc:date>
    <dc:creator>James Lombardi</dc:creator>
    <meta:editing-duration>P2DT5H47M15S</meta:editing-duration>
    <meta:editing-cycles>169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2"/>
  </office:meta>
</office:document-meta>
</file>